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se1</text:p>
          </table:table-cell>
          <table:table-cell table:style-name="ce5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5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h1-h4</text:p>
          </table:table-cell>
          <table:table-cell office:value-type="float" office:value="210.317" calcext:value-type="float">
            <text:p>210.317</text:p>
          </table:table-cell>
          <table:table-cell office:value-type="float" office:value="223.223" calcext:value-type="float">
            <text:p>223.223</text:p>
          </table:table-cell>
          <table:table-cell office:value-type="float" office:value="244.866" calcext:value-type="float">
            <text:p>244.866</text:p>
          </table:table-cell>
          <table:table-cell office:value-type="float" office:value="9.44" calcext:value-type="float">
            <text:p>9.44</text:p>
          </table:table-cell>
          <table:table-cell office:value-type="float" office:value="37.409" calcext:value-type="float">
            <text:p>37.409</text:p>
          </table:table-cell>
          <table:table-cell office:value-type="float" office:value="40.268" calcext:value-type="float">
            <text:p>40.268</text:p>
          </table:table-cell>
          <table:table-cell office:value-type="float" office:value="47.533" calcext:value-type="float">
            <text:p>47.533</text:p>
          </table:table-cell>
          <table:table-cell table:style-name="ce8" office:value-type="float" office:value="2.685" calcext:value-type="float">
            <text:p>2.68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5</text:p>
          </table:table-cell>
          <table:table-cell office:value-type="float" office:value="278.072" calcext:value-type="float">
            <text:p>278.072</text:p>
          </table:table-cell>
          <table:table-cell office:value-type="float" office:value="280.276" calcext:value-type="float">
            <text:p>280.276</text:p>
          </table:table-cell>
          <table:table-cell office:value-type="float" office:value="281.873" calcext:value-type="float">
            <text:p>281.873</text:p>
          </table:table-cell>
          <table:table-cell office:value-type="float" office:value="1.522" calcext:value-type="float">
            <text:p>1.522</text:p>
          </table:table-cell>
          <table:table-cell office:value-type="float" office:value="265.2" calcext:value-type="float">
            <text:p>265.2</text:p>
          </table:table-cell>
          <table:table-cell office:value-type="float" office:value="269.559" calcext:value-type="float">
            <text:p>269.559</text:p>
          </table:table-cell>
          <table:table-cell office:value-type="float" office:value="274.839" calcext:value-type="float">
            <text:p>274.839</text:p>
          </table:table-cell>
          <table:table-cell table:style-name="ce8" office:value-type="float" office:value="2.182" calcext:value-type="float">
            <text:p>2.182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4"/>
          <table:table-cell office:value-type="float" office:value="260.633" calcext:value-type="float">
            <text:p>260.633</text:p>
          </table:table-cell>
          <table:table-cell office:value-type="float" office:value="268.036" calcext:value-type="float">
            <text:p>268.036</text:p>
          </table:table-cell>
          <table:table-cell office:value-type="float" office:value="272.77" calcext:value-type="float">
            <text:p>272.77</text:p>
          </table:table-cell>
          <table:table-cell table:style-name="ce8" office:value-type="float" office:value="4.209" calcext:value-type="float">
            <text:p>4.20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3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57.012" calcext:value-type="float">
            <text:p>57.012</text:p>
          </table:table-cell>
          <table:table-cell office:value-type="float" office:value="75.6" calcext:value-type="float">
            <text:p>75.6</text:p>
          </table:table-cell>
          <table:table-cell office:value-type="float" office:value="108.208" calcext:value-type="float">
            <text:p>108.208</text:p>
          </table:table-cell>
          <table:table-cell office:value-type="float" office:value="15.111" calcext:value-type="float">
            <text:p>15.111</text:p>
          </table:table-cell>
          <table:table-cell office:value-type="float" office:value="36.755" calcext:value-type="float">
            <text:p>36.755</text:p>
          </table:table-cell>
          <table:table-cell office:value-type="float" office:value="37.891" calcext:value-type="float">
            <text:p>37.891</text:p>
          </table:table-cell>
          <table:table-cell office:value-type="float" office:value="41.927" calcext:value-type="float">
            <text:p>41.927</text:p>
          </table:table-cell>
          <table:table-cell table:style-name="ce8" office:value-type="float" office:value="1.428" calcext:value-type="float">
            <text:p>1.4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5</text:p>
          </table:table-cell>
          <table:table-cell office:value-type="float" office:value="274.877" calcext:value-type="float">
            <text:p>274.877</text:p>
          </table:table-cell>
          <table:table-cell office:value-type="float" office:value="280.685" calcext:value-type="float">
            <text:p>280.685</text:p>
          </table:table-cell>
          <table:table-cell office:value-type="float" office:value="286.498" calcext:value-type="float">
            <text:p>286.498</text:p>
          </table:table-cell>
          <table:table-cell office:value-type="float" office:value="4.096" calcext:value-type="float">
            <text:p>4.096</text:p>
          </table:table-cell>
          <table:table-cell office:value-type="float" office:value="36.628" calcext:value-type="float">
            <text:p>36.628</text:p>
          </table:table-cell>
          <table:table-cell office:value-type="float" office:value="38.28" calcext:value-type="float">
            <text:p>38.28</text:p>
          </table:table-cell>
          <table:table-cell office:value-type="float" office:value="45.249" calcext:value-type="float">
            <text:p>45.249</text:p>
          </table:table-cell>
          <table:table-cell table:style-name="ce8" office:value-type="float" office:value="2.373" calcext:value-type="float">
            <text:p>2.373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1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41.814" calcext:value-type="float">
            <text:p>41.814</text:p>
          </table:table-cell>
          <table:table-cell office:value-type="float" office:value="43.108" calcext:value-type="float">
            <text:p>43.108</text:p>
          </table:table-cell>
          <table:table-cell office:value-type="float" office:value="46.786" calcext:value-type="float">
            <text:p>46.786</text:p>
          </table:table-cell>
          <table:table-cell office:value-type="float" office:value="1.469" calcext:value-type="float">
            <text:p>1.469</text:p>
          </table:table-cell>
          <table:table-cell office:value-type="float" office:value="37.211" calcext:value-type="float">
            <text:p>37.211</text:p>
          </table:table-cell>
          <table:table-cell office:value-type="float" office:value="38.107" calcext:value-type="float">
            <text:p>38.107</text:p>
          </table:table-cell>
          <table:table-cell office:value-type="float" office:value="39.057" calcext:value-type="float">
            <text:p>39.057</text:p>
          </table:table-cell>
          <table:table-cell table:style-name="ce8" office:value-type="float" office:value="0.596" calcext:value-type="float">
            <text:p>0.59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h2-h5</text:p>
          </table:table-cell>
          <table:table-cell table:style-name="ce6" office:value-type="float" office:value="42.486" calcext:value-type="float">
            <text:p>42.486</text:p>
          </table:table-cell>
          <table:table-cell table:style-name="ce6" office:value-type="float" office:value="43.516" calcext:value-type="float">
            <text:p>43.516</text:p>
          </table:table-cell>
          <table:table-cell table:style-name="ce6" office:value-type="float" office:value="44.502" calcext:value-type="float">
            <text:p>44.502</text:p>
          </table:table-cell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37.55" calcext:value-type="float">
            <text:p>37.55</text:p>
          </table:table-cell>
          <table:table-cell table:style-name="ce6" office:value-type="float" office:value="38.2" calcext:value-type="float">
            <text:p>38.2</text:p>
          </table:table-cell>
          <table:table-cell table:style-name="ce6" office:value-type="float" office:value="39.239" calcext:value-type="float">
            <text:p>39.239</text:p>
          </table:table-cell>
          <table:table-cell table:style-name="ce9" office:value-type="float" office:value="0.653" calcext:value-type="float">
            <text:p>0.6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se2</text:p>
          </table:table-cell>
          <table:table-cell table:style-name="ce5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5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268.85" calcext:value-type="float">
            <text:p>268.85</text:p>
          </table:table-cell>
          <table:table-cell office:value-type="float" office:value="296.824" calcext:value-type="float">
            <text:p>296.824</text:p>
          </table:table-cell>
          <table:table-cell office:value-type="float" office:value="320.158" calcext:value-type="float">
            <text:p>320.158</text:p>
          </table:table-cell>
          <table:table-cell office:value-type="float" office:value="18.25" calcext:value-type="float">
            <text:p>18.25</text:p>
          </table:table-cell>
          <table:table-cell office:value-type="float" office:value="209.526" calcext:value-type="float">
            <text:p>209.526</text:p>
          </table:table-cell>
          <table:table-cell office:value-type="float" office:value="213.216" calcext:value-type="float">
            <text:p>213.216</text:p>
          </table:table-cell>
          <table:table-cell office:value-type="float" office:value="216.632" calcext:value-type="float">
            <text:p>216.632</text:p>
          </table:table-cell>
          <table:table-cell table:style-name="ce8" office:value-type="float" office:value="3.011" calcext:value-type="float">
            <text:p>3.0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4</text:p>
          </table:table-cell>
          <table:table-cell office:value-type="float" office:value="357.026" calcext:value-type="float">
            <text:p>357.026</text:p>
          </table:table-cell>
          <table:table-cell office:value-type="float" office:value="377.026" calcext:value-type="float">
            <text:p>377.026</text:p>
          </table:table-cell>
          <table:table-cell office:value-type="float" office:value="404.797" calcext:value-type="float">
            <text:p>404.797</text:p>
          </table:table-cell>
          <table:table-cell office:value-type="float" office:value="20.273" calcext:value-type="float">
            <text:p>20.273</text:p>
          </table:table-cell>
          <table:table-cell office:value-type="float" office:value="272.451" calcext:value-type="float">
            <text:p>272.451</text:p>
          </table:table-cell>
          <table:table-cell office:value-type="float" office:value="274.735" calcext:value-type="float">
            <text:p>274.735</text:p>
          </table:table-cell>
          <table:table-cell office:value-type="float" office:value="275.937" calcext:value-type="float">
            <text:p>275.937</text:p>
          </table:table-cell>
          <table:table-cell table:style-name="ce8" office:value-type="float" office:value="1.167" calcext:value-type="float">
            <text:p>1.167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3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213" calcext:value-type="float">
            <text:p>213</text:p>
          </table:table-cell>
          <table:table-cell office:value-type="float" office:value="221.689" calcext:value-type="float">
            <text:p>221.689</text:p>
          </table:table-cell>
          <table:table-cell office:value-type="float" office:value="229.219" calcext:value-type="float">
            <text:p>229.219</text:p>
          </table:table-cell>
          <table:table-cell office:value-type="float" office:value="6.238" calcext:value-type="float">
            <text:p>6.238</text:p>
          </table:table-cell>
          <table:table-cell office:value-type="float" office:value="38.468" calcext:value-type="float">
            <text:p>38.468</text:p>
          </table:table-cell>
          <table:table-cell office:value-type="float" office:value="39.232" calcext:value-type="float">
            <text:p>39.232</text:p>
          </table:table-cell>
          <table:table-cell office:value-type="float" office:value="39.96" calcext:value-type="float">
            <text:p>39.96</text:p>
          </table:table-cell>
          <table:table-cell table:style-name="ce8" office:value-type="float" office:value="0.448" calcext:value-type="float">
            <text:p>0.4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4</text:p>
          </table:table-cell>
          <table:table-cell office:value-type="float" office:value="296.504" calcext:value-type="float">
            <text:p>296.504</text:p>
          </table:table-cell>
          <table:table-cell office:value-type="float" office:value="302.919" calcext:value-type="float">
            <text:p>302.919</text:p>
          </table:table-cell>
          <table:table-cell office:value-type="float" office:value="321.211" calcext:value-type="float">
            <text:p>321.211</text:p>
          </table:table-cell>
          <table:table-cell office:value-type="float" office:value="7.733" calcext:value-type="float">
            <text:p>7.733</text:p>
          </table:table-cell>
          <table:table-cell office:value-type="float" office:value="38.525" calcext:value-type="float">
            <text:p>38.525</text:p>
          </table:table-cell>
          <table:table-cell office:value-type="float" office:value="39.243" calcext:value-type="float">
            <text:p>39.243</text:p>
          </table:table-cell>
          <table:table-cell office:value-type="float" office:value="39.995" calcext:value-type="float">
            <text:p>39.995</text:p>
          </table:table-cell>
          <table:table-cell table:style-name="ce8" office:value-type="float" office:value="0.469" calcext:value-type="float">
            <text:p>0.469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1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42.832" calcext:value-type="float">
            <text:p>42.832</text:p>
          </table:table-cell>
          <table:table-cell office:value-type="float" office:value="43.443" calcext:value-type="float">
            <text:p>43.443</text:p>
          </table:table-cell>
          <table:table-cell office:value-type="float" office:value="44.234" calcext:value-type="float">
            <text:p>44.234</text:p>
          </table:table-cell>
          <table:table-cell office:value-type="float" office:value="0.484" calcext:value-type="float">
            <text:p>0.484</text:p>
          </table:table-cell>
          <table:table-cell office:value-type="float" office:value="39.985" calcext:value-type="float">
            <text:p>39.985</text:p>
          </table:table-cell>
          <table:table-cell office:value-type="float" office:value="38.016" calcext:value-type="float">
            <text:p>38.016</text:p>
          </table:table-cell>
          <table:table-cell office:value-type="float" office:value="38.572" calcext:value-type="float">
            <text:p>38.572</text:p>
          </table:table-cell>
          <table:table-cell table:style-name="ce8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h2-h4</text:p>
          </table:table-cell>
          <table:table-cell table:style-name="ce6" office:value-type="float" office:value="41.622" calcext:value-type="float">
            <text:p>41.622</text:p>
          </table:table-cell>
          <table:table-cell table:style-name="ce6" office:value-type="float" office:value="42.396" calcext:value-type="float">
            <text:p>42.396</text:p>
          </table:table-cell>
          <table:table-cell table:style-name="ce6" office:value-type="float" office:value="44.543" calcext:value-type="float">
            <text:p>44.543</text:p>
          </table:table-cell>
          <table:table-cell table:style-name="ce6" office:value-type="float" office:value="0.936" calcext:value-type="float">
            <text:p>0.936</text:p>
          </table:table-cell>
          <table:table-cell table:style-name="ce6" office:value-type="float" office:value="36.992" calcext:value-type="float">
            <text:p>36.992</text:p>
          </table:table-cell>
          <table:table-cell table:style-name="ce6" office:value-type="float" office:value="38.007" calcext:value-type="float">
            <text:p>38.007</text:p>
          </table:table-cell>
          <table:table-cell table:style-name="ce6" office:value-type="float" office:value="39.062" calcext:value-type="float">
            <text:p>39.062</text:p>
          </table:table-cell>
          <table:table-cell table:style-name="ce9" office:value-type="float" office:value="0.739" calcext:value-type="float">
            <text:p>0.73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se3</text:p>
          </table:table-cell>
          <table:table-cell table:style-name="ce5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5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208.303" calcext:value-type="float">
            <text:p>208.303</text:p>
          </table:table-cell>
          <table:table-cell office:value-type="float" office:value="216.48" calcext:value-type="float">
            <text:p>216.48</text:p>
          </table:table-cell>
          <table:table-cell office:value-type="float" office:value="220.662" calcext:value-type="float">
            <text:p>220.662</text:p>
          </table:table-cell>
          <table:table-cell office:value-type="float" office:value="4.465" calcext:value-type="float">
            <text:p>4.465</text:p>
          </table:table-cell>
          <table:table-cell office:value-type="float" office:value="37.631" calcext:value-type="float">
            <text:p>37.631</text:p>
          </table:table-cell>
          <table:table-cell office:value-type="float" office:value="40.998" calcext:value-type="float">
            <text:p>40.998</text:p>
          </table:table-cell>
          <table:table-cell office:value-type="float" office:value="49.488" calcext:value-type="float">
            <text:p>49.488</text:p>
          </table:table-cell>
          <table:table-cell table:style-name="ce8" office:value-type="float" office:value="3.256" calcext:value-type="float">
            <text:p>3.25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5</text:p>
          </table:table-cell>
          <table:table-cell office:value-type="float" office:value="269.297" calcext:value-type="float">
            <text:p>269.297</text:p>
          </table:table-cell>
          <table:table-cell office:value-type="float" office:value="273.377" calcext:value-type="float">
            <text:p>273.377</text:p>
          </table:table-cell>
          <table:table-cell office:value-type="float" office:value="277.458" calcext:value-type="float">
            <text:p>277.458</text:p>
          </table:table-cell>
          <table:table-cell office:value-type="float" office:value="4.113" calcext:value-type="float">
            <text:p>4.113</text:p>
          </table:table-cell>
          <table:table-cell office:value-type="float" office:value="269.133" calcext:value-type="float">
            <text:p>269.133</text:p>
          </table:table-cell>
          <table:table-cell office:value-type="float" office:value="272.394" calcext:value-type="float">
            <text:p>272.394</text:p>
          </table:table-cell>
          <table:table-cell office:value-type="float" office:value="274.474" calcext:value-type="float">
            <text:p>274.474</text:p>
          </table:table-cell>
          <table:table-cell table:style-name="ce8" office:value-type="float" office:value="2.096" calcext:value-type="float">
            <text:p>2.0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3-h6</text:p>
          </table:table-cell>
          <table:table-cell office:value-type="float" office:value="426.205" calcext:value-type="float">
            <text:p>426.205</text:p>
          </table:table-cell>
          <table:table-cell office:value-type="float" office:value="435.244" calcext:value-type="float">
            <text:p>435.244</text:p>
          </table:table-cell>
          <table:table-cell office:value-type="float" office:value="443.197" calcext:value-type="float">
            <text:p>443.197</text:p>
          </table:table-cell>
          <table:table-cell office:value-type="float" office:value="6.979" calcext:value-type="float">
            <text:p>6.979</text:p>
          </table:table-cell>
          <table:table-cell office:value-type="float" office:value="421.068" calcext:value-type="float">
            <text:p>421.068</text:p>
          </table:table-cell>
          <table:table-cell office:value-type="float" office:value="424.151" calcext:value-type="float">
            <text:p>424.151</text:p>
          </table:table-cell>
          <table:table-cell office:value-type="float" office:value="425.826" calcext:value-type="float">
            <text:p>425.826</text:p>
          </table:table-cell>
          <table:table-cell table:style-name="ce8" office:value-type="float" office:value="1.589" calcext:value-type="float">
            <text:p>1.589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3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205.742" calcext:value-type="float">
            <text:p>205.742</text:p>
          </table:table-cell>
          <table:table-cell office:value-type="float" office:value="210.754" calcext:value-type="float">
            <text:p>210.754</text:p>
          </table:table-cell>
          <table:table-cell office:value-type="float" office:value="216.244" calcext:value-type="float">
            <text:p>216.244</text:p>
          </table:table-cell>
          <table:table-cell office:value-type="float" office:value="3.768" calcext:value-type="float">
            <text:p>3.768</text:p>
          </table:table-cell>
          <table:table-cell office:value-type="float" office:value="36.542" calcext:value-type="float">
            <text:p>36.542</text:p>
          </table:table-cell>
          <table:table-cell office:value-type="float" office:value="38.055" calcext:value-type="float">
            <text:p>38.055</text:p>
          </table:table-cell>
          <table:table-cell office:value-type="float" office:value="40.507" calcext:value-type="float">
            <text:p>40.507</text:p>
          </table:table-cell>
          <table:table-cell table:style-name="ce8" office:value-type="float" office:value="1.168" calcext:value-type="float">
            <text:p>1.1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5</text:p>
          </table:table-cell>
          <table:table-cell office:value-type="float" office:value="271.333" calcext:value-type="float">
            <text:p>271.333</text:p>
          </table:table-cell>
          <table:table-cell office:value-type="float" office:value="273.377" calcext:value-type="float">
            <text:p>273.377</text:p>
          </table:table-cell>
          <table:table-cell office:value-type="float" office:value="278.936" calcext:value-type="float">
            <text:p>278.936</text:p>
          </table:table-cell>
          <table:table-cell office:value-type="float" office:value="2.629" calcext:value-type="float">
            <text:p>2.629</text:p>
          </table:table-cell>
          <table:table-cell office:value-type="float" office:value="36.397" calcext:value-type="float">
            <text:p>36.397</text:p>
          </table:table-cell>
          <table:table-cell office:value-type="float" office:value="37.288" calcext:value-type="float">
            <text:p>37.288</text:p>
          </table:table-cell>
          <table:table-cell office:value-type="float" office:value="38.337" calcext:value-type="float">
            <text:p>38.337</text:p>
          </table:table-cell>
          <table:table-cell table:style-name="ce8" office:value-type="float" office:value="0.657" calcext:value-type="float">
            <text:p>0.65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3-h6</text:p>
          </table:table-cell>
          <table:table-cell office:value-type="float" office:value="425.217" calcext:value-type="float">
            <text:p>425.217</text:p>
          </table:table-cell>
          <table:table-cell office:value-type="float" office:value="427.494" calcext:value-type="float">
            <text:p>427.494</text:p>
          </table:table-cell>
          <table:table-cell office:value-type="float" office:value="431.469" calcext:value-type="float">
            <text:p>431.469</text:p>
          </table:table-cell>
          <table:table-cell office:value-type="float" office:value="2.499" calcext:value-type="float">
            <text:p>2.499</text:p>
          </table:table-cell>
          <table:table-cell office:value-type="float" office:value="425.185" calcext:value-type="float">
            <text:p>425.185</text:p>
          </table:table-cell>
          <table:table-cell office:value-type="float" office:value="426.292" calcext:value-type="float">
            <text:p>426.292</text:p>
          </table:table-cell>
          <table:table-cell office:value-type="float" office:value="430.231" calcext:value-type="float">
            <text:p>430.231</text:p>
          </table:table-cell>
          <table:table-cell table:style-name="ce8" office:value-type="float" office:value="1.489" calcext:value-type="float">
            <text:p>1.489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10M</text:p>
          </table:table-cell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ce8" office:value-type="string" calcext:value-type="string">
            <text:p>mde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1-h4</text:p>
          </table:table-cell>
          <table:table-cell office:value-type="float" office:value="41.517" calcext:value-type="float">
            <text:p>41.517</text:p>
          </table:table-cell>
          <table:table-cell office:value-type="float" office:value="42.602" calcext:value-type="float">
            <text:p>42.602</text:p>
          </table:table-cell>
          <table:table-cell office:value-type="float" office:value="44.918" calcext:value-type="float">
            <text:p>44.918</text:p>
          </table:table-cell>
          <table:table-cell office:value-type="float" office:value="0.966" calcext:value-type="float">
            <text:p>0.966</text:p>
          </table:table-cell>
          <table:table-cell office:value-type="float" office:value="37.082" calcext:value-type="float">
            <text:p>37.082</text:p>
          </table:table-cell>
          <table:table-cell office:value-type="float" office:value="38.156" calcext:value-type="float">
            <text:p>38.156</text:p>
          </table:table-cell>
          <table:table-cell office:value-type="float" office:value="40.023" calcext:value-type="float">
            <text:p>40.023</text:p>
          </table:table-cell>
          <table:table-cell table:style-name="ce8" office:value-type="float" office:value="0.975" calcext:value-type="float">
            <text:p>0.9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2-h5</text:p>
          </table:table-cell>
          <table:table-cell office:value-type="float" office:value="41.602" calcext:value-type="float">
            <text:p>41.602</text:p>
          </table:table-cell>
          <table:table-cell office:value-type="float" office:value="43.132" calcext:value-type="float">
            <text:p>43.132</text:p>
          </table:table-cell>
          <table:table-cell office:value-type="float" office:value="44.731" calcext:value-type="float">
            <text:p>44.731</text:p>
          </table:table-cell>
          <table:table-cell office:value-type="float" office:value="0.943" calcext:value-type="float">
            <text:p>0.943</text:p>
          </table:table-cell>
          <table:table-cell office:value-type="float" office:value="37.598" calcext:value-type="float">
            <text:p>37.598</text:p>
          </table:table-cell>
          <table:table-cell office:value-type="float" office:value="38.386" calcext:value-type="float">
            <text:p>38.386</text:p>
          </table:table-cell>
          <table:table-cell office:value-type="float" office:value="38.999" calcext:value-type="float">
            <text:p>38.999</text:p>
          </table:table-cell>
          <table:table-cell table:style-name="ce8" office:value-type="float" office:value="0.387" calcext:value-type="float">
            <text:p>0.38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h3-h6</text:p>
          </table:table-cell>
          <table:table-cell table:style-name="ce6" office:value-type="float" office:value="426.631" calcext:value-type="float">
            <text:p>426.631</text:p>
          </table:table-cell>
          <table:table-cell table:style-name="ce6" office:value-type="float" office:value="428.373" calcext:value-type="float">
            <text:p>428.373</text:p>
          </table:table-cell>
          <table:table-cell table:style-name="ce6" office:value-type="float" office:value="430.332" calcext:value-type="float">
            <text:p>430.332</text:p>
          </table:table-cell>
          <table:table-cell table:style-name="ce6" office:value-type="float" office:value="1.518" calcext:value-type="float">
            <text:p>1.518</text:p>
          </table:table-cell>
          <table:table-cell table:style-name="ce6" office:value-type="float" office:value="36.981" calcext:value-type="float">
            <text:p>36.981</text:p>
          </table:table-cell>
          <table:table-cell table:style-name="ce6" office:value-type="float" office:value="37.702" calcext:value-type="float">
            <text:p>37.702</text:p>
          </table:table-cell>
          <table:table-cell table:style-name="ce6" office:value-type="float" office:value="38.944" calcext:value-type="float">
            <text:p>38.944</text:p>
          </table:table-cell>
          <table:table-cell table:style-name="ce9" office:value-type="float" office:value="0.523" calcext:value-type="float">
            <text:p>0.523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KV Cruzat</meta:initial-creator>
    <meta:creation-date>2016-05-05T20:20:21Z</meta:creation-date>
    <dc:date>2016-05-07T00:18:35.878675460</dc:date>
    <meta:editing-duration>P0D</meta:editing-duration>
    <meta:editing-cycles>1</meta:editing-cycles>
    <meta:document-statistic meta:table-count="1" meta:cell-count="295" meta:object-count="0"/>
  </office:meta>
</office:document-meta>
</file>